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4" style:parent-style-name="Subtitle" style:family="paragraph">
      <style:paragraph-properties fo:text-align="end"/>
    </style:style>
    <style:style style:name="P5" style:parent-style-name="Normal" style:family="paragraph">
      <style:paragraph-properties fo:break-before="page"/>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TOC1" style:family="paragraph">
      <style:paragraph-properties>
        <style:tab-stops>
          <style:tab-stop style:type="right" style:leader-style="dotted" style:leader-text="." style:position="6.2611in"/>
        </style:tab-stops>
      </style:paragraph-properties>
    </style:style>
    <style:style style:name="P8" style:parent-style-name="TOC2" style:family="paragraph">
      <style:paragraph-properties>
        <style:tab-stops>
          <style:tab-stop style:type="right" style:leader-style="dotted" style:leader-text="." style:position="6.1083in"/>
        </style:tab-stops>
      </style:paragraph-properties>
    </style:style>
    <style:style style:name="P9" style:parent-style-name="TOC2" style:family="paragraph">
      <style:paragraph-properties>
        <style:tab-stops>
          <style:tab-stop style:type="right" style:leader-style="dotted" style:leader-text="." style:position="6.1083in"/>
        </style:tab-stops>
      </style:paragraph-properties>
    </style:style>
    <style:style style:name="P10" style:parent-style-name="TOC2" style:family="paragraph">
      <style:paragraph-properties>
        <style:tab-stops>
          <style:tab-stop style:type="right" style:leader-style="dotted" style:leader-text="." style:position="6.1083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2" style:family="paragraph">
      <style:paragraph-properties>
        <style:tab-stops>
          <style:tab-stop style:type="right" style:leader-style="dotted" style:leader-text="." style:position="6.1083in"/>
        </style:tab-stops>
      </style:paragraph-properties>
    </style:style>
    <style:style style:name="P13" style:parent-style-name="TOC2" style:family="paragraph">
      <style:paragraph-properties>
        <style:tab-stops>
          <style:tab-stop style:type="right" style:leader-style="dotted" style:leader-text="." style:position="6.1083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1" style:family="paragraph">
      <style:paragraph-properties>
        <style:tab-stops>
          <style:tab-stop style:type="right" style:leader-style="dotted" style:leader-text="." style:position="6.2611in"/>
        </style:tab-stops>
      </style:paragraph-properties>
    </style:style>
    <style:style style:name="P16" style:parent-style-name="TOC1" style:family="paragraph">
      <style:paragraph-properties>
        <style:tab-stops>
          <style:tab-stop style:type="right" style:leader-style="dotted" style:leader-text="." style:position="6.2611in"/>
        </style:tab-stops>
      </style:paragraph-properties>
    </style:style>
    <style:style style:name="P17" style:parent-style-name="TOC1" style:family="paragraph">
      <style:paragraph-properties>
        <style:tab-stops>
          <style:tab-stop style:type="right" style:leader-style="dotted" style:leader-text="." style:position="6.2611in"/>
        </style:tab-stops>
      </style:paragraph-properties>
    </style:style>
    <style:style style:name="P18" style:parent-style-name="TOC1" style:family="paragraph">
      <style:paragraph-properties>
        <style:tab-stops>
          <style:tab-stop style:type="right" style:leader-style="dotted" style:leader-text="." style:position="6.2611in"/>
        </style:tab-stops>
      </style:paragraph-properties>
    </style:style>
    <style:style style:name="P19" style:parent-style-name="TOC1" style:family="paragraph">
      <style:paragraph-properties>
        <style:tab-stops>
          <style:tab-stop style:type="right" style:leader-style="dotted" style:leader-text="." style:position="6.2611in"/>
        </style:tab-stops>
      </style:paragraph-properties>
    </style:style>
    <style:style style:name="P20" style:parent-style-name="Normal" style:family="paragraph">
      <style:paragraph-properties fo:break-before="page"/>
    </style:style>
    <style:style style:name="P21" style:parent-style-name="Heading1" style:family="paragraph">
      <style:paragraph-properties fo:break-before="page"/>
    </style:style>
    <style:style style:name="P22" style:parent-style-name="Heading1" style:family="paragraph">
      <style:paragraph-properties fo:break-before="page"/>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fo:background-color="#FFFFFF"/>
    </style:style>
    <style:style style:name="T31" style:parent-style-name="DefaultParagraphFont" style:family="text">
      <style:text-properties fo:background-color="#FFFFFF"/>
    </style:style>
    <style:style style:name="T32" style:parent-style-name="DefaultParagraphFont" style:family="text">
      <style:text-properties style:font-weight-complex="bold" fo:background-color="#FFFFFF"/>
    </style:style>
    <style:style style:name="T33" style:parent-style-name="DefaultParagraphFont" style:family="text">
      <style:text-properties fo:font-weight="bold" style:font-weight-asian="bold" style:font-weight-complex="bold" fo:background-color="#FFFFFF"/>
    </style:style>
    <style:style style:name="T34" style:parent-style-name="DefaultParagraphFont" style:family="text">
      <style:text-properties fo:background-color="#FFFFFF"/>
    </style:style>
    <style:style style:name="T35" style:parent-style-name="DefaultParagraphFont" style:family="text">
      <style:text-properties fo:font-weight="bold" style:font-weight-asian="bold" fo:background-color="#FFFFFF"/>
    </style:style>
    <style:style style:name="T36" style:parent-style-name="DefaultParagraphFont" style:family="text">
      <style:text-properties fo:background-color="#FFFFFF"/>
    </style:style>
    <style:style style:name="T37" style:parent-style-name="DefaultParagraphFont" style:family="text">
      <style:text-properties style:font-weight-complex="bold" fo:background-color="#FFFFFF"/>
    </style:style>
    <style:style style:name="T38" style:parent-style-name="DefaultParagraphFont" style:family="text">
      <style:text-properties style:font-weight-complex="bold" fo:background-color="#FFFFFF"/>
    </style:style>
    <style:style style:name="T39" style:parent-style-name="DefaultParagraphFont" style:family="text">
      <style:text-properties style:font-weight-complex="bold" fo:background-color="#FFFFFF"/>
    </style:style>
    <style:style style:name="T40" style:parent-style-name="DefaultParagraphFont" style:family="text">
      <style:text-properties style:font-weight-complex="bold" fo:background-color="#FFFFFF"/>
    </style:style>
    <style:style style:name="T41" style:parent-style-name="DefaultParagraphFont" style:family="text">
      <style:text-properties style:font-weight-complex="bold" fo:background-color="#FFFFFF"/>
    </style:style>
    <style:style style:name="T42" style:parent-style-name="DefaultParagraphFont" style:family="text">
      <style:text-properties style:font-weight-complex="bold" fo:background-color="#FFFFFF"/>
    </style:style>
    <style:style style:name="T43" style:parent-style-name="DefaultParagraphFont" style:family="text">
      <style:text-properties style:font-weight-complex="bold" fo:background-color="#FFFFFF"/>
    </style:style>
    <style:style style:name="P44" style:parent-style-name="NoSpacing" style:list-style-name="LFO4" style:family="paragraph">
      <style:text-properties style:font-weight-complex="bold" fo:background-color="#FFFFFF"/>
    </style:style>
    <style:style style:name="P45" style:parent-style-name="NoSpacing" style:list-style-name="LFO4" style:family="paragraph">
      <style:text-properties style:font-weight-complex="bold" fo:background-color="#FFFFFF"/>
    </style:style>
    <style:style style:name="P46" style:parent-style-name="NoSpacing" style:list-style-name="LFO4" style:family="paragraph">
      <style:text-properties style:font-weight-complex="bold" fo:background-color="#FFFFFF"/>
    </style:style>
    <style:style style:name="P47" style:parent-style-name="NoSpacing" style:list-style-name="LFO4" style:family="paragraph"/>
    <style:style style:name="T48" style:parent-style-name="DefaultParagraphFont" style:family="text">
      <style:text-properties style:font-weight-complex="bold" fo:background-color="#FFFFFF"/>
    </style:style>
    <style:style style:name="T49" style:parent-style-name="DefaultParagraphFont" style:family="text">
      <style:text-properties style:font-weight-complex="bold" fo:background-color="#FFFFFF"/>
    </style:style>
    <style:style style:name="T50" style:parent-style-name="DefaultParagraphFont" style:family="text">
      <style:text-properties fo:background-color="#FFFFFF"/>
    </style:style>
    <style:style style:name="P51" style:parent-style-name="Bibliography" style:family="paragraph">
      <style:paragraph-properties fo:margin-left="0.5in" fo:text-indent="-0.5in">
        <style:tab-stops/>
      </style:paragraph-properties>
    </style:style>
    <style:style style:name="T52" style:parent-style-name="DefaultParagraphFont" style:family="text">
      <style:text-properties fo:font-style="italic" style:font-style-asian="italic" style:font-style-complex="italic"/>
    </style:style>
    <style:style style:name="P53" style:parent-style-name="Bibliography" style:family="paragraph">
      <style:paragraph-properties fo:margin-left="0.5in" fo:text-indent="-0.5in">
        <style:tab-stops/>
      </style:paragraph-properties>
    </style:style>
    <style:style style:name="T54" style:parent-style-name="DefaultParagraphFont" style:family="text">
      <style:text-properties fo:font-style="italic" style:font-style-asian="italic" style:font-style-complex="italic"/>
    </style:style>
    <style:style style:name="P55" style:parent-style-name="Bibliography" style:family="paragraph">
      <style:paragraph-properties fo:margin-left="0.5in" fo:text-indent="-0.5in">
        <style:tab-stops/>
      </style:paragraph-properties>
    </style:style>
    <style:style style:name="T56" style:parent-style-name="DefaultParagraphFont" style:family="text">
      <style:text-properties fo:font-style="italic" style:font-style-asian="italic" style:font-style-complex="italic"/>
    </style:style>
    <style:style style:name="P57" style:parent-style-name="Bibliography" style:family="paragraph">
      <style:paragraph-properties fo:margin-left="0.5in" fo:text-indent="-0.5in">
        <style:tab-stops/>
      </style:paragraph-properties>
    </style:style>
    <style:style style:name="T58" style:parent-style-name="DefaultParagraphFont" style:family="text">
      <style:text-properties fo:font-style="italic" style:font-style-asian="italic" style:font-style-complex="italic"/>
    </style:style>
  </office:automatic-styles>
  <office:body>
    <office:text text:use-soft-page-breaks="true">
      <text:p text:style-name="P1">Software Application Testing</text:p>
      <text:p text:style-name="Title">Assessment task 1</text:p>
      <text:p text:style-name="Title">Ciarán Maher 14/12/2015</text:p>
      <text:p text:style-name="Title">KTQ0855</text:p>
      <text:p text:style-name="Normal"/>
      <text:p text:style-name="Normal"/>
      <text:p text:style-name="P4">Testing</text:p>
      <text:p text:style-name="NoSpacing"/>
      <text:p text:style-name="P5"/>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text:a xlink:href="#_Toc439684268" office:target-frame-name="_top" xlink:show="replace"><text:span text:style-name="Hyperlink">Introduction</text:span><text:tab/>3</text:a></text:p>
          <text:p text:style-name="P7"><text:a xlink:href="#_Toc439684269" office:target-frame-name="_top" xlink:show="replace"><text:span text:style-name="Hyperlink">Methodologies</text:span><text:tab/>4</text:a></text:p>
          <text:p text:style-name="P8"><text:a xlink:href="#_Toc439684270" office:target-frame-name="_top" xlink:show="replace"><text:span text:style-name="Hyperlink">Black-box Testing</text:span><text:tab/>4</text:a></text:p>
          <text:p text:style-name="P9"><text:a xlink:href="#_Toc439684271" office:target-frame-name="_top" xlink:show="replace"><text:span text:style-name="Hyperlink">White-box Testing</text:span><text:tab/>4</text:a></text:p>
          <text:p text:style-name="P10"><text:a xlink:href="#_Toc439684272" office:target-frame-name="_top" xlink:show="replace"><text:span text:style-name="Hyperlink">Grey-box Testing</text:span><text:tab/>4</text:a></text:p>
          <text:p text:style-name="P11"><text:a xlink:href="#_Toc439684273" office:target-frame-name="_top" xlink:show="replace"><text:span text:style-name="Hyperlink">Evaluation</text:span><text:tab/>4</text:a></text:p>
          <text:p text:style-name="P12"><text:a xlink:href="#_Toc439684274" office:target-frame-name="_top" xlink:show="replace"><text:span text:style-name="Hyperlink">Black-box Testing</text:span><text:tab/>4</text:a></text:p>
          <text:p text:style-name="P13"><text:a xlink:href="#_Toc439684275" office:target-frame-name="_top" xlink:show="replace"><text:span text:style-name="Hyperlink">White-box Testing</text:span><text:tab/>4</text:a></text:p>
          <text:p text:style-name="P14"><text:a xlink:href="#_Toc439684276" office:target-frame-name="_top" xlink:show="replace"><text:span text:style-name="Hyperlink">Grey-box Testing</text:span><text:tab/>4</text:a></text:p>
          <text:p text:style-name="P15"><text:a xlink:href="#_Toc439684277" office:target-frame-name="_top" xlink:show="replace"><text:span text:style-name="Hyperlink">Scenarios in which each is best suited</text:span><text:tab/>5</text:a></text:p>
          <text:p text:style-name="P16"><text:a xlink:href="#_Toc439684278" office:target-frame-name="_top" xlink:show="replace"><text:span text:style-name="Hyperlink">Compare and Contrast all three methodologies</text:span><text:tab/>5</text:a></text:p>
          <text:p text:style-name="P17"><text:a xlink:href="#_Toc439684279" office:target-frame-name="_top" xlink:show="replace"><text:span text:style-name="Hyperlink">Tools/Techniques used</text:span><text:tab/>5</text:a></text:p>
          <text:p text:style-name="P18"><text:a xlink:href="#_Toc439684280" office:target-frame-name="_top" xlink:show="replace"><text:span text:style-name="Hyperlink">Conclusions</text:span><text:tab/>5</text:a></text:p>
          <text:p text:style-name="P19"><text:a xlink:href="#_Toc439684281" office:target-frame-name="_top" xlink:show="replace"><text:span text:style-name="Hyperlink">Bibliography</text:span><text:tab/>7</text:a></text:p>
        </text:index-body>
      </text:table-of-content>
      <text:p text:style-name="Normal"/>
      <text:p text:style-name="Normal"><text:bookmark-start text:name="_Toc438471018"/></text:p>
      <text:p text:style-name="P20"/>
      <text:h text:style-name="Heading1" text:outline-level="1"><text:bookmark-start text:name="_Toc439684268"/><text:soft-page-break/>Introduction<text:bookmark-end text:name="_Toc438471018"/><text:bookmark-end text:name="_Toc439684268"/></text:h>
      <text:p text:style-name="NoSpacing">The purpose of this document is to outline and evaluate my understanding of software testing methodologies. This report details the three major testing methodologies: Black-box testing, White-box testing and Grey-box testing. This report attempts to evaluate the applicability to this testing opportunity, compares and contrasts their benefits and details a scenario in which each of them is best suited.<text:s/></text:p>
      <text:p text:style-name="Normal"/>
      <text:p text:style-name="Normal"><text:bookmark-start text:name="_Toc438471019"/></text:p>
      <text:h text:style-name="P21" text:outline-level="1"><text:bookmark-start text:name="_Toc439684269"/><text:soft-page-break/>Methodologies<text:bookmark-end text:name="_Toc438471019"/><text:bookmark-end text:name="_Toc439684269"/></text:h>
      <text:h text:style-name="Heading2" text:outline-level="2"><text:bookmark-start text:name="_Toc438471020"/><text:bookmark-start text:name="_Toc439684270"/>Black-box<text:s/>Testing<text:bookmark-end text:name="_Toc438471020"/><text:bookmark-end text:name="_Toc439684270"/></text:h>
      <text:p text:style-name="NoSpacing">Black-box testing is a method of software testing that examines the functionality of an application without peering into its internal structures or workings. This method of test can be applied to virtually every level of software testing:<text:s/>unit, integration, system and acceptance.<text:line-break/>(Black-box<text:s/>Testing, 2015)</text:p>
      <text:h text:style-name="Heading2" text:outline-level="2"><text:bookmark-start text:name="_Toc438471021"/><text:bookmark-start text:name="_Toc439684271"/>White-box<text:s/>Testing<text:bookmark-end text:name="_Toc438471021"/><text:bookmark-end text:name="_Toc439684271"/></text:h>
      <text:p text:style-name="Normal">White-box testing (also known as clear box testing, glass box testing, transparent box testing, and structural testing) is a method of testing software that tests internal structures or workings of an application, as opposed to its functionality (i.e. black-box testing).<text:line-break/>(White-box Testing, 2015)</text:p>
      <text:h text:style-name="Heading2" text:outline-level="2"><text:bookmark-start text:name="_Toc438471022"/><text:bookmark-start text:name="_Toc439684272"/>Grey-box<text:s/>Testing<text:bookmark-end text:name="_Toc438471022"/><text:bookmark-end text:name="_Toc439684272"/></text:h>
      <text:p text:style-name="Normal">Grey-box testing (International English spelling: grey-box testing) is a combination of white-box testing and<text:s/>black-box testing. The aim of this testing is to search for the defects if any due to improper structure or improper usage of applications.<text:line-break/>(Grey-box testing, 2015)</text:p>
      <text:h text:style-name="Heading1" text:outline-level="1"><text:bookmark-start text:name="_Toc438471023"/><text:bookmark-start text:name="_Toc439684273"/>Evaluation<text:bookmark-end text:name="_Toc438471023"/><text:bookmark-end text:name="_Toc439684273"/></text:h>
      <text:h text:style-name="Heading2" text:outline-level="2"><text:bookmark-start text:name="_Toc438471024"/><text:bookmark-start text:name="_Toc439684274"/>Black-box<text:s/>Testing<text:bookmark-end text:name="_Toc438471024"/><text:bookmark-end text:name="_Toc439684274"/></text:h>
      <text:p text:style-name="NoSpacing">Black Box testing is the process of giving input to the system<text:s/>and checking the output of the system without<text:s/>worrying<text:s/>how the output is generated.<text:s/>Black-box<text:s/>testing is done at an outer level of the system. Test cases merely check if the output is correct for the given input.<text:s/>The team tests the system without any knowledge of how the system is being made.<text:s/><text:line-break/>(Testing White-box, Black-box, Grey-box, 2015)</text:p>
      <text:h text:style-name="Heading2" text:outline-level="2"><text:bookmark-start text:name="_Toc438471025"/><text:bookmark-start text:name="_Toc439684275"/>White-box<text:s/>Testing<text:bookmark-end text:name="_Toc438471025"/><text:bookmark-end text:name="_Toc439684275"/></text:h>
      <text:p text:style-name="NoSpacing">White-box<text:s/>(or glass box) testing is the process of giving input to the system and<text:s/>testing<text:s/>how the system processes input to generate outputs.<text:s/>White-box<text:s/>testing involves thorough testing of the application. It requires knowledge of code and the test cases chosen verifies if the system is implemented as expected.<text:s/>This testing<text:s/>reveals<text:s/>bugs and vulnerabilities quickly<text:s/>compared to a “trial and error”<text:s/>method.<text:s/></text:p>
      <text:p text:style-name="NoSpacing"><text:s/>(Testing White-box, Black-box, Grey-box, 2015)</text:p>
      <text:h text:style-name="Heading2" text:outline-level="2"><text:bookmark-start text:name="_Toc438471026"/><text:bookmark-start text:name="_Toc439684276"/>Grey-box<text:s/>Testing<text:bookmark-end text:name="_Toc438471026"/><text:bookmark-end text:name="_Toc439684276"/></text:h>
      <text:p text:style-name="NoSpacing">Grey-box testing is a combination of both black-box and white-box testing.<text:s/>It refers to<text:s/>testing<text:s/>a<text:s/>system<text:s/>while<text:s/>knowing limited information about the internals of the system.<text:s/>In general, it is a good blend of black and<text:s/>white-box<text:s/>testing,<text:s/>while leveraging<text:s/>strengths of each.</text:p>
      <text:p text:style-name="NoSpacing">(Testing White-box, Black-box, Grey-box, 2015)</text:p>
      <text:p text:style-name="Normal"><text:bookmark-start text:name="_Toc438471027"/></text:p>
      <text:h text:style-name="P22" text:outline-level="1"><text:bookmark-start text:name="_Toc439684277"/><text:soft-page-break/>Scenarios<text:bookmark-end text:name="_Toc438471027"/><text:s/>in which each is best suited<text:bookmark-end text:name="_Toc439684277"/></text:h>
      <text:p text:style-name="Normal"><text:span text:style-name="T23">Black-bo</text:span><text:span text:style-name="T24">x testing</text:span><text:s/>is best used<text:s/>to exam<text:s/>the<text:s/>user interface<text:s/>and<text:s/>to ensure that it meets all<text:s/><text:line-break/>functional<text:s/>specifications<text:s/>for the current project.<text:s/>Test cases will be based on the functional requirements as internals are not known.</text:p>
      <text:p text:style-name="Normal"><text:span text:style-name="T25">White-box testing</text:span><text:s/>is best used to ensure that the data types used for the database are suitable, that all functions and variables are utilised correctly, and generally verifies that the system is implemented as expected.<text:s/>The ability to<text:s/>execute<text:s/>code with all relevant variants of data will ensure that data type bugs will be caught while still in development.</text:p>
      <text:p text:style-name="Normal"><text:span text:style-name="T26">Grey-box testing</text:span><text:s/>is best used to<text:s/>thoroughly test<text:s/>all aspects of the system. This style of testing will provide the greatest variety and thus ensure the smoothest experience for<text:s/>the user.</text:p>
      <text:h text:style-name="Heading1" text:outline-level="1"><text:bookmark-start text:name="_Toc438471028"/><text:bookmark-start text:name="_Toc439684278"/>Compare and Contrast all three<text:s/>methodologies<text:bookmark-end text:name="_Toc438471028"/><text:bookmark-end text:name="_Toc439684278"/></text:h>
      <text:p text:style-name="NoSpacing"><text:span text:style-name="T27">Black-box testing</text:span><text:s/>differs from White-box testing and Grey-box testing, in that it requires no knowledge of the system being tested other than the inputs expected by the system and the desired outputs of the system.</text:p>
      <text:p text:style-name="NoSpacing"/>
      <text:p text:style-name="Normal"><text:span text:style-name="T28">White-box testing</text:span><text:s/>differs<text:s/>from Black-box and Grey-box testing, in that it requires in-depth knowledge of the system. While it follows a similar pattern as Black-box testing, in that the tester must input values into the system; it also requires the tester to examine the internal workings of the system, the source-code and the architecture of the system.</text:p>
      <text:p text:style-name="Normal"><text:span text:style-name="T29">Grey-box testing</text:span><text:s/>differs from both Black-box testing and White-box testing in that it combines elements of both methodologies, while not being as thorough in either respect.</text:p>
      <text:h text:style-name="Heading1" text:outline-level="1"><text:bookmark-start text:name="_Toc438471029"/><text:bookmark-start text:name="_Toc439684279"/>Tools/Techniques used<text:bookmark-end text:name="_Toc438471029"/><text:bookmark-end text:name="_Toc439684279"/></text:h>
      <text:p text:style-name="NoSpacing"><text:span text:style-name="T30">Protractor</text:span><text:span text:style-name="T31"><text:s/>is an example of a black-box test frame</text:span><text:span text:style-name="T32">work for AngularJS applications.</text:span><text:span text:style-name="T33"><text:s/></text:span><text:span text:style-name="T34">Protractor runs tests against your application running in a real browser, interacting with it as a user would.</text:span></text:p>
      <text:p text:style-name="NoSpacing"><text:span text:style-name="T35">Karma</text:span><text:span text:style-name="T36"><text:s/>is an example of a white-box test framework for AngularJS applications. Karma directly hooks into, and injects data into the program that is to be tested.<text:s/></text:span></text:p>
      <text:p text:style-name="NoSpacing"><text:span text:style-name="T37">Cem Kaner defines "grey-box testing as involving inputs and outputs, but test design is<text:s/></text:span><text:span text:style-name="T38">improved</text:span><text:span text:style-name="T39"><text:s/>by i</text:span><text:span text:style-name="T40">n</text:span><text:span text:style-name="T41">formation about the code or the program operation of a kind that would normally be out of view of the tester".<text:s/></text:span><text:span text:style-name="T42"><text:line-break/></text:span><text:span text:style-name="T43">Grey-box testing techniques are:</text:span></text:p>
      <text:list text:style-name="LFO4" text:continue-numbering="true">
        <text:list-item>
          <text:p text:style-name="P44">Matrix Testing: states the status report of the project.</text:p>
        </text:list-item>
        <text:list-item>
          <text:p text:style-name="P45">Regression testing: it implies rerunning of the test cases if new changes are made.</text:p>
        </text:list-item>
        <text:list-item>
          <text:p text:style-name="P46">Pattern Testing: verify the good application for its design or architecture and patterns.</text:p>
        </text:list-item>
        <text:list-item>
          <text:p text:style-name="P47"><text:span text:style-name="T48">Orthogonal array testing: used as subset of all possible combination.</text:span><text:span text:style-name="T49"><text:line-break/></text:span><text:span text:style-name="T50">(Grey-box testing, 2015)</text:span></text:p>
        </text:list-item>
      </text:list>
      <text:h text:style-name="Heading1" text:outline-level="1"><text:bookmark-start text:name="_Toc438471030"/><text:bookmark-start text:name="_Toc439684280"/>Conclusions<text:bookmark-end text:name="_Toc438471030"/><text:bookmark-end text:name="_Toc439684280"/></text:h>
      <text:p text:style-name="Normal">It is the conclusion of this<text:s/>report<text:s/>that testing of all types should take place at relevant steps throughout the chosen<text:s/>development cycle. This will<text:s/>ensure the required functionality is present<text:s/><text:soft-page-break/>throughout all aspects of the program. This includes user interface, data types and data error handling/catching.</text:p>
      <text:h text:style-name="Heading1" text:outline-level="1">Bibliography</text:h>
      <text:p text:style-name="P51"><text:span text:style-name="T52">Black-Box Testing</text:span>. (2015, 12 6). Retrieved 12 14, 2015, from Wikipedia: https://en.wikipedia.org/wiki/Black-box_testing</text:p>
      <text:p text:style-name="P53"><text:span text:style-name="T54">Grey-box testing</text:span>. (2015, 07 9). Retrieved 12 14, 2015, from Wikipedia: https://en.wikipedia.org/wiki/Gray_box_testing</text:p>
      <text:p text:style-name="P55"><text:span text:style-name="T56">Software Testing Genius</text:span>. (2015). Retrieved 01 04, 2016, from In's and out's of Software Testing Technology under one roof: http://www.softwaretestinggenius.com/comparison-among-black-box-testing-and-gray-box-testing-and-white-box-testing</text:p>
      <text:p text:style-name="P57"><text:span text:style-name="T58">White-box Testing</text:span>. (2015, 12 6). Retrieved 12 14, 2015, from Wikipedia: https://en.wikipedia.org/wiki/White-box_testing</text:p>
      <text:p text:style-name="Normal"/>
      <text:p text:style-name="Normal"/>
      <text:p text:style-name="Normal"/>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NoSpacing" style:display-name="No Spacing" style:family="paragraph">
      <style:paragraph-properties fo:margin-bottom="0in" fo:line-height="100%"/>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style:style style:name="Bibliography" style:display-name="Bibliography" style:family="paragraph" style:parent-style-name="Normal" style:next-style-name="Normal">
      <style:text-properties fo:hyphenate="tru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language="en" fo:country="US" style:language-asian="ja" style:country-asian="JP" fo:hyphenate="true"/>
    </style:style>
    <style:style style:name="TOC1" style:display-name="TOC 1" style:family="paragraph" style:parent-style-name="Normal" style:next-style-name="Normal" style:auto-update="true">
      <style:paragraph-properties fo:margin-bottom="0.0694in"/>
      <style:text-properties fo:language="en" fo:country="US" style:language-asian="ja" style:country-asian="JP"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language="en" fo:country="US" style:language-asian="ja" style:country-asian="JP"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Page<text:s/><text:span text:style-name="T2"><text:page-number text:fixed="false">6</text:page-number></text:span><text:s/>of<text:s/><text:span text:style-name="T3"><text:page-count>6</text:page-count></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2-14T14:25:00Z</meta:creation-date>
    <dc:date>2016-01-04T15:25:00Z</dc:date>
    <meta:template xlink:href="Normal" xlink:type="simple"/>
    <meta:editing-cycles>127</meta:editing-cycles>
    <meta:editing-duration>PT18000S</meta:editing-duration>
    <meta:document-statistic meta:page-count="6" meta:paragraph-count="14" meta:word-count="1115" meta:character-count="7461" meta:row-count="53" meta:non-whitespace-character-count="6360"/>
  </office:meta>
</office:document-meta>
</file>